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44in"/>
    </style:style>
    <style:style style:name="co2" style:family="table-column">
      <style:table-column-properties fo:break-before="auto" style:column-width="4.4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213in" svg:height="4.7177in" svg:x="1.2295in" svg:y="1.1283in">
            <draw:object draw:notify-on-update-of-ranges="Sheet1.A1:Sheet1.A1 Sheet1.A2:Sheet1.A42 Sheet1.C1:Sheet1.C1 Sheet1.C2:Sheet1.C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Node</text:p>
          </table:table-cell>
          <table:table-cell office:value-type="string">
            <text:p>Name</text:p>
          </table:table-cell>
          <table:table-cell office:value-type="string">
            <text:p>edge coun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ss spec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otif similarity evidenc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mbinatorial evidenc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equence similarity evidence used in automatic assertion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ell fractionation evidenc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utational combinatorial evidenc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estern blot evidenc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argeting sequence prediction evidence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NAi experimental evidenc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utant phenotype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transmembrane domain prediction evidenc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FP fusion protein localization evidenc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equence similarity evidence used in manual assertio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mputational combinatorial evidence used in manual assertion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RNA microarray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rotein BLAST evidence used in manual assertio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equence similarity evidence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transposon integratio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quence alignment evidence used in automatic assertion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immunofluorescence evidenc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epitope-tagged protein immunolocalization evidenc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rotein expression evidenc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utant phenotype evidence used in manual assert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YFP fusion protein localization evidenc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 vitro assay eviden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rotein localization eviden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YFP localiz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everse transcription polymerase chain reaction transcription evidenc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qRT-PC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rotein BLAST evidenc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DNA microarray eviden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orthern assay eviden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east 2-hybrid evid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maging assay evid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ffinity chromatography evid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utant visible phenotype evid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-purification evidenc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icroarray RNA expression level evide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FP fusion protein localiz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ybrid interaction evidenc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quence orthology evidence used in manual assertion</text:p>
          </table:table-cell>
          <table:table-cell office:value-type="float" office:value="1">
            <text:p>1</text:p>
          </table:table-cell>
        </table:table-row>
      </table:table>
      <table:named-expressions/>
      <table:database-ranges>
        <table:database-range table:name="__Anonymous_Sheet_DB__0" table:target-range-address="Sheet1.A2:Sheet1.C42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6T18:14:41</dc:date>
    <dc:creator>Iddo Friedberg</dc:creator>
    <meta:generator>LibreOffice/3.5$Linux_X86_64 LibreOffice_project/350m1$Build-3</meta:generator>
    <meta:editing-duration>P0D</meta:editing-duration>
    <meta:editing-cycles>1</meta:editing-cycles>
    <meta:document-statistic meta:table-count="1" meta:cell-count="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942cm" svg:height="11.984cm" xlink:href=".." xlink:type="simple" chart:class="chart:bar" chart:style-name="ch1">
        <chart:plot-area chart:style-name="ch2" table:cell-range-address="Sheet1.A1:Sheet1.A42 Sheet1.C1:Sheet1.C42" chart:data-source-has-labels="both" svg:x="0.968cm" svg:y="1.091cm" svg:width="23.938cm" svg:height="10.234cm">
          <chartooo:coordinate-region svg:x="1.589cm" svg:y="1.29cm" svg:width="23.317cm" svg:height="9.388cm"/>
          <chart:axis chart:dimension="x" chart:name="primary-x" chart:style-name="ch3" chartooo:axis-type="auto">
            <chartooo:date-scale/>
            <chart:categories table:cell-range-address="Sheet1.A2:Sheet1.A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2" chart:label-cell-address="Sheet1.C1:Sheet1.C1" chart:class="chart:bar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ge coun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2:Sheet1.A42</svg:desc>
                </draw:g>
              </table:table-cell>
              <table:table-cell office:value-type="float" office:value="23">
                <text:p>23</text:p>
                <draw:g>
                  <svg:desc>Sheet1.C2:Sheet1.C42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